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paragraph-rsid="0012b040"/>
    </style:style>
    <style:style style:name="P2" style:family="paragraph" style:parent-style-name="Text_20_body">
      <style:text-properties officeooo:rsid="000fff8b" officeooo:paragraph-rsid="000fff8b"/>
    </style:style>
    <style:style style:name="P3" style:family="paragraph" style:parent-style-name="Text_20_body" style:list-style-name="L1">
      <style:text-properties officeooo:rsid="00108d33" officeooo:paragraph-rsid="0012b040"/>
    </style:style>
    <style:style style:name="P4" style:family="paragraph" style:parent-style-name="Text_20_body">
      <style:text-properties officeooo:rsid="00108d33" officeooo:paragraph-rsid="0012b040"/>
    </style:style>
    <style:style style:name="P5" style:family="paragraph" style:parent-style-name="Text_20_body" style:list-style-name="L1">
      <style:text-properties officeooo:rsid="00110cf9" officeooo:paragraph-rsid="0012b040"/>
    </style:style>
    <style:style style:name="P6" style:family="paragraph" style:parent-style-name="Text_20_body" style:list-style-name="L1">
      <style:text-properties officeooo:rsid="0012b040" officeooo:paragraph-rsid="0012b040"/>
    </style:style>
    <style:style style:name="P7" style:family="paragraph" style:parent-style-name="Text_20_body">
      <style:text-properties officeooo:rsid="0012b040" officeooo:paragraph-rsid="0012b040"/>
    </style:style>
    <style:style style:name="P8" style:family="paragraph" style:parent-style-name="Text_20_body">
      <style:text-properties officeooo:rsid="0012c260" officeooo:paragraph-rsid="0012c260"/>
    </style:style>
    <style:style style:name="P9" style:family="paragraph" style:parent-style-name="Text_20_body">
      <style:text-properties officeooo:rsid="0012c260" officeooo:paragraph-rsid="001b2fd9"/>
    </style:style>
    <style:style style:name="P10" style:family="paragraph" style:parent-style-name="Text_20_body">
      <style:text-properties officeooo:rsid="0012da21" officeooo:paragraph-rsid="0012da21"/>
    </style:style>
    <style:style style:name="P11" style:family="paragraph" style:parent-style-name="Text_20_body">
      <style:text-properties officeooo:rsid="001488ae" officeooo:paragraph-rsid="001488ae"/>
    </style:style>
    <style:style style:name="P12" style:family="paragraph" style:parent-style-name="Text_20_body">
      <style:text-properties officeooo:rsid="001488ae" officeooo:paragraph-rsid="001a2831"/>
    </style:style>
    <style:style style:name="P13" style:family="paragraph" style:parent-style-name="Text_20_body">
      <style:text-properties officeooo:rsid="001488ae" officeooo:paragraph-rsid="001b57ce"/>
    </style:style>
    <style:style style:name="P14" style:family="paragraph" style:parent-style-name="Text_20_body">
      <style:text-properties officeooo:rsid="00156d8f" officeooo:paragraph-rsid="001a2831"/>
    </style:style>
    <style:style style:name="P15" style:family="paragraph" style:parent-style-name="Text_20_body">
      <style:text-properties officeooo:paragraph-rsid="001a2831"/>
    </style:style>
    <style:style style:name="P16" style:family="paragraph" style:parent-style-name="Text_20_body">
      <style:text-properties officeooo:rsid="001a2831" officeooo:paragraph-rsid="001a2831"/>
    </style:style>
    <style:style style:name="P17" style:family="paragraph" style:parent-style-name="Text_20_body">
      <style:text-properties officeooo:rsid="001b2fd9" officeooo:paragraph-rsid="001b2fd9"/>
    </style:style>
    <style:style style:name="P18" style:family="paragraph" style:parent-style-name="Text_20_body">
      <style:text-properties officeooo:rsid="001b57ce" officeooo:paragraph-rsid="001b57ce"/>
    </style:style>
    <style:style style:name="P19" style:family="paragraph" style:parent-style-name="Heading_20_2">
      <style:text-properties officeooo:paragraph-rsid="001a2831"/>
    </style:style>
    <style:style style:name="T1" style:family="text">
      <style:text-properties officeooo:rsid="00108d33"/>
    </style:style>
    <style:style style:name="T2" style:family="text">
      <style:text-properties officeooo:rsid="00110cf9"/>
    </style:style>
    <style:style style:name="T3" style:family="text">
      <style:text-properties officeooo:rsid="0012b040"/>
    </style:style>
    <style:style style:name="T4" style:family="text">
      <style:text-properties officeooo:rsid="0012c260"/>
    </style:style>
    <style:style style:name="T5" style:family="text">
      <style:text-properties officeooo:rsid="0012da21"/>
    </style:style>
    <style:style style:name="T6" style:family="text">
      <style:text-properties officeooo:rsid="00155e9b"/>
    </style:style>
    <style:style style:name="T7" style:family="text">
      <style:text-properties officeooo:rsid="0016cc73"/>
    </style:style>
    <style:style style:name="T8" style:family="text">
      <style:text-properties officeooo:rsid="0018abbb"/>
    </style:style>
    <style:style style:name="T9" style:family="text">
      <style:text-properties officeooo:rsid="001a2831"/>
    </style:style>
    <style:style style:name="T10" style:family="text">
      <style:text-properties officeooo:rsid="001b2fd9"/>
    </style:style>
    <style:style style:name="T11" style:family="text">
      <style:text-properties officeooo:rsid="001b57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thesis Claus Steffen Pegenau</text:p>
      <text:p text:style-name="Title">Geplante Gliederung </text:p>
      <text:p text:style-name="P2">Titel: Entwicklung eines <text:span text:style-name="T8">M</text:span>odells zur Cloud-Migration</text:p>
      <text:p text:style-name="P8">Subtitel: Eine Betrachtung aus der Sicht eines Independent Software Vendors im Cloud Umfeld</text:p>
      <text:h text:style-name="Heading_20_1" text:outline-level="1">Kapitel 1: Einleitung</text:h>
      <text:p text:style-name="P4">Den Rahmen der Arbeit soll ein Fünf-Phasen-Wasserfallmodell aus der Literatur bilden. Das Modell <text:s/>halte ich einerseits für geeignet, weil es mit seinen fünf Phasen eine klare Struktur bietet, anhand der sich die Grundlagen aufbauen lassen. Andererseits werden zur Erklärung Begrifflichkeiten verwendet, die dem Leser mit rudimentären Kenntnissen aus dem Bereich des Software Engineerings bekannt sein dürften, sodass man das Konzept hinter dem Modell leicht versteht.</text:p>
      <text:p text:style-name="P4">Das Modell besteht aus den folgenden Phasen:</text:p>
      <text:list xml:id="list5189102947327502999" text:style-name="L1">
        <text:list-item>
          <text:p text:style-name="P3">Machbarkeitsstudie: Prüft nicht nur auf technische, sondern auch auf wirtschaftliche Sinnhaftigkeit des <text:span text:style-name="T2">Migrationspr</text:span>ojekts</text:p>
        </text:list-item>
        <text:list-item>
          <text:p text:style-name="P3">Anforderungsanalyse und -planung: <text:span text:style-name="T2">Die bestehende Anwendung wird mit ihrer Umgebung auf ihre Anforderungen untersucht. Mit den Ergebnissen erfolgt eine detaillierte Abschätzung von ROI und TCO, um zu verstehen, wie Kostenvorteile entstünden. </text:span></text:p>
        </text:list-item>
        <text:list-item>
          <text:p text:style-name="P5">Migration: Die Anwendung wird für die Cloud Umgebung unter Verwendung eines geeigneten Vorgehensmodells neu entwickelt. Außerdem wird die Akzeptanz der neuen Anwendung unter den Benutzern getestet.</text:p>
        </text:list-item>
        <text:list-item>
          <text:p text:style-name="P5">Testen und Verteilen (Go-Li<text:span text:style-name="T5">v</text:span>e): Unter erhöhtem Supportangebot und erhöhter Überwachung geht die Software in Betrieb. Ggf. wird <text:span text:style-name="T3">zunächst </text:span>ein paralleler Betrieb <text:span text:style-name="T3">mit der </text:span>Altsoftware gewählt.</text:p>
        </text:list-item>
        <text:list-item>
          <text:p text:style-name="P6">Überwachung und Wartung: Sicherstellen, dass erforderliche Standards in den Bereichen Performanz, Verfügbarkeit und Sicherheit eingehalten werden.</text:p>
        </text:list-item>
      </text:list>
      <text:p text:style-name="P7"><text:line-break/>Innerhalb des Kapitels 2: Grundlagen werde ich die einzelnen Phasen und <text:span text:style-name="T4">die </text:span>zu ihrem Verständnis nötige<text:span text:style-name="T4">n</text:span> Grundlagen erläutern.</text:p>
      <text:p text:style-name="P9">Im Kapitel 3 soll ein eigenes Modell zur Cloud Migration entwickelt werden, das an das Projekt angepasst ist und die Besonderheiten (Perspektive eines Independent Software Vendor mit einer große gewachsene Java Anwendung) <text:span text:style-name="T10">berücksichtigt</text:span>. <text:span text:style-name="T9">Leitfrage: Was heißt das Modell für ein Projekt dieser Art?</text:span><text:line-break/></text:p>
      <text:p text:style-name="P9"><text:span text:style-name="T5">In Kapitel 4 soll das Projekt geschildert werden.</text:span></text:p>
      <text:p text:style-name="P10">In Kapitel 5 soll das entwickelte Vorgehensmodell auf das Projekt angewendet werden</text:p>
      <text:p text:style-name="P10"><text:soft-page-break/>In Kapitel 6 diskutiert werden, wie das Modell das Projekt hätte unterstützen können beziehungsweise unterstützt und an welchen Stellen es realitätsfern ist oder es andere Gründe gibt es anders zu machen.</text:p>
      <text:p text:style-name="P11">In Kapitel 7 soll das Ergebnis der Arbeit zusammengefasst werden. </text:p>
      <text:h text:style-name="P1" text:outline-level="1">Kapitel 2: Grundlagen</text:h>
      <text:p text:style-name="P16">Schilderung des Modells und Definition der verwendeten Begrifflichkeiten.</text:p>
      <text:h text:style-name="Heading_20_1" text:outline-level="1">Kapitel 3: Entwicklung eines konzeptuellen Rahmens – <text:span text:style-name="T9">in dieser Arbeit: Entwicklung eines eigenen Modells: Wie sollte in einem solchen Projekt vorgegangen werden? </text:span></text:h>
      <text:p text:style-name="P17"/>
      <text:h text:style-name="P19" text:outline-level="2">Phase 1: Machbarkeitsstudie</text:h>
      <text:p text:style-name="P12">Wie lässt sich die technische und wirtschaftliche Machbarkeit prüfen? <text:span text:style-name="T6">Wie lassen sich die Ergebnisse dokumentieren? Wie lassen sich Kosten und Risiken abschätzen? Wie lassen sich technische und strategische Vorteile abschätzen? Decision-making im Cloud-Umfeld. <text:line-break/>Lassen sich Erfahrungen aus Outsourcing-Projekten verwerten? Wie entscheidet man in dieser Phase bzw. an ihrem Ende über die Sinnhaftigkeit des Projektes?</text:span></text:p>
      <text:h text:style-name="P19" text:outline-level="2">Phase 2: <text:span text:style-name="T1">Anforderungsanalyse und -planung</text:span></text:h>
      <text:p text:style-name="P14">Wie lassen sich Anforderungen an das neue System ermitteln? <text:span text:style-name="T7">Welche Verfahren aus dem Requirements Engineering eignen sich besonders gut für ein (Cloud-)Migrationsprojekt? </text:span>Welche Prozesse und Features sollen auf das neue System übernommen werden (Auch Prozesse sollten migriert werden)? <text:span text:style-name="T7">Welche bereits bekannten und geübten Refactoring-Maßnahmen eignen sich gut?</text:span> Wie lassen sich ROI und TCO abschätzen? <text:span text:style-name="T6">Wie entscheidet man in dieser Phase bzw. an ihrem Ende über die Sinnhaftigkeit des Projektes?</text:span></text:p>
      <text:h text:style-name="P19" text:outline-level="2">Phase 3: Migration/<text:span text:style-name="T10">Entwicklung/Portierung</text:span></text:h>
      <text:p text:style-name="P17">Welches Vorgehensmodell sollte bei der Entwicklung verwendet werden? Wo sollte angefangen werden?</text:p>
      <text:p text:style-name="P15"/>
      <text:h text:style-name="P19" text:outline-level="2">Phase 4: Test und Go-Live</text:h>
      <text:p text:style-name="P17">Wie bringt man das Produkt an den Start? Wie lassen sich agile Methoden verwenden? <text:span text:style-name="T11">Paralleler Ansatz?</text:span></text:p>
      <text:h text:style-name="P19" text:outline-level="2"><text:soft-page-break/>Phase 5: Überwachung und Wartung</text:h>
      <text:h text:style-name="Heading_20_1" text:outline-level="1">Kapitel 4: Forschungsmethode</text:h>
      <text:p text:style-name="P18">Schilderung des Projekts und Anwendung des Modells auf das Projekt</text:p>
      <text:h text:style-name="Heading_20_1" text:outline-level="1">Kapitel 5: Forschungsergebnisse</text:h>
      <text:p text:style-name="P18">Was ist das Ergebnis (aus Kapitel 4)?</text:p>
      <text:h text:style-name="Heading_20_1" text:outline-level="1">Kapitel 6: Diskussion</text:h>
      <text:p text:style-name="P13">Man könnte kritisch hinterfragen, wie gut Projekte in der Realität in verallgemeinerte Formen passen. So gibt es große Unterschiede zwischen Kleinst- und Großunternehmen, zwischen standardisierten Anwendungen und Einzelanfertigungen und im Umfang der zu migrierenden Anwendung. Aus den Ergebnissen und der Kritik lassen sich dann hoffentlich Fragen für die Zukunft formulieren.</text:p>
      <text:h text:style-name="Heading_20_1" text:outline-level="1">Kapitel 7: Zusammenfassung und Ausblick</text:h>
      <text:h text:style-name="Heading_20_1" text:outline-level="1">Anhang</text:h>
      <text:p text:style-name="P11">Definitionen, die zwar grundsätzlich in die Arbeit gehören, aber bei einem Leser mit Vorkenntnissen vorausgesetzt werden können. Beispiel: Definition der Cloud vom N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2:49:47.375156992</meta:creation-date>
    <dc:date>2016-11-28T15:19:16.203172707</dc:date>
    <meta:editing-duration>PT14M27S</meta:editing-duration>
    <meta:editing-cycles>3</meta:editing-cycles>
    <meta:generator>LibreOffice/5.2.2.2$Linux_X86_64 LibreOffice_project/20m0$Build-2</meta:generator>
    <meta:document-statistic meta:table-count="0" meta:image-count="0" meta:object-count="0" meta:page-count="3" meta:paragraph-count="39" meta:word-count="647" meta:character-count="4766" meta:non-whitespace-character-count="4154"/>
  </office:meta>
</office:document-meta>
</file>